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Noto Sans2" svg:font-family="'Noto Sans'" style:font-family-generic="swiss"/>
    <style:font-face style:name="Noto Sans" svg:font-family="'Noto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334" officeooo:paragraph-rsid="00183334"/>
    </style:style>
    <style:style style:name="P2" style:family="paragraph" style:parent-style-name="Standard">
      <style:paragraph-properties fo:text-align="start" style:justify-single-word="false"/>
      <style:text-properties officeooo:rsid="00183334" officeooo:paragraph-rsid="00183334"/>
    </style:style>
    <style:style style:name="P3" style:family="paragraph" style:parent-style-name="Standard">
      <style:text-properties officeooo:rsid="00183334" officeooo:paragraph-rsid="0019cb29"/>
    </style:style>
    <style:style style:name="P4" style:family="paragraph" style:parent-style-name="Standard">
      <style:text-properties officeooo:paragraph-rsid="0019cb29"/>
    </style:style>
    <style:style style:name="P5" style:family="paragraph" style:parent-style-name="Standard">
      <style:text-properties officeooo:rsid="0019cb29" officeooo:paragraph-rsid="0019cb29"/>
    </style:style>
    <style:style style:name="P6" style:family="paragraph" style:parent-style-name="Standard">
      <style:paragraph-properties fo:text-align="start" style:justify-single-word="false"/>
      <style:text-properties officeooo:rsid="0019cb29" officeooo:paragraph-rsid="0019cb29"/>
    </style:style>
    <style:style style:name="P7" style:family="paragraph" style:parent-style-name="Standard">
      <style:text-properties officeooo:rsid="0019cb29" officeooo:paragraph-rsid="001bca17"/>
    </style:style>
    <style:style style:name="P8" style:family="paragraph" style:parent-style-name="Standard">
      <style:text-properties officeooo:rsid="0019cb29" officeooo:paragraph-rsid="001fd241"/>
    </style:style>
    <style:style style:name="P9" style:family="paragraph" style:parent-style-name="Standard">
      <style:text-properties fo:font-style="italic" officeooo:rsid="001d27e0" officeooo:paragraph-rsid="001d27e0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officeooo:rsid="001d27e0" officeooo:paragraph-rsid="001d27e0" style:font-style-asian="italic" style:font-style-complex="italic"/>
    </style:style>
    <style:style style:name="P11" style:family="paragraph" style:parent-style-name="Standard">
      <style:text-properties fo:font-weight="normal" officeooo:paragraph-rsid="001bca17" style:font-weight-asian="normal" style:font-weight-complex="normal"/>
    </style:style>
    <style:style style:name="P12" style:family="paragraph" style:parent-style-name="Standard">
      <style:text-properties fo:font-style="normal" officeooo:rsid="0019cb29" officeooo:paragraph-rsid="001d27e0" style:font-style-asian="normal" style:font-style-complex="normal"/>
    </style:style>
    <style:style style:name="P13" style:family="paragraph" style:parent-style-name="Standard">
      <style:text-properties style:text-position="0% 100%" officeooo:rsid="0019cb29" officeooo:paragraph-rsid="0019cb29"/>
    </style:style>
    <style:style style:name="P14" style:family="paragraph" style:parent-style-name="Standard">
      <style:text-properties style:text-position="0% 100%" officeooo:rsid="0019cb29" officeooo:paragraph-rsid="001bca17"/>
    </style:style>
    <style:style style:name="P15" style:family="paragraph" style:parent-style-name="Standard">
      <style:text-properties style:text-position="0% 100%" officeooo:rsid="0019cb29" officeooo:paragraph-rsid="001d27e0"/>
    </style:style>
    <style:style style:name="P16" style:family="paragraph" style:parent-style-name="Standard">
      <style:text-properties style:text-position="0% 100%" officeooo:rsid="0019cb29" officeooo:paragraph-rsid="001fd241"/>
    </style:style>
    <style:style style:name="P17" style:family="paragraph" style:parent-style-name="Standard">
      <style:text-properties style:text-position="0% 100%" style:font-name="Liberation Serif" officeooo:rsid="0019cb29" officeooo:paragraph-rsid="0019cb29"/>
    </style:style>
    <style:style style:name="P18" style:family="paragraph" style:parent-style-name="Standard">
      <style:text-properties style:text-position="0% 100%" style:font-name="Liberation Serif" fo:font-weight="normal" officeooo:rsid="0019cb29" officeooo:paragraph-rsid="0019cb29" style:font-weight-asian="normal" style:font-weight-complex="normal"/>
    </style:style>
    <style:style style:name="P19" style:family="paragraph" style:parent-style-name="Standard">
      <style:text-properties style:text-position="0% 100%" style:font-name="Liberation Serif" fo:font-weight="normal" officeooo:rsid="0019cb29" officeooo:paragraph-rsid="001bca17" style:font-weight-asian="normal" style:font-weight-complex="normal"/>
    </style:style>
    <style:style style:name="P20" style:family="paragraph" style:parent-style-name="Standard">
      <style:text-properties style:text-position="0% 100%" style:font-name="Liberation Serif" fo:font-style="italic" fo:font-weight="normal" officeooo:rsid="0019cb29" officeooo:paragraph-rsid="001bca17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text-position="0% 100%" style:font-name="Liberation Serif" fo:font-style="italic" fo:font-weight="normal" officeooo:rsid="001bca17" officeooo:paragraph-rsid="001bca17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text-position="0% 100%" style:font-name="Liberation Serif" fo:font-style="italic" officeooo:rsid="0019cb29" officeooo:paragraph-rsid="001bca17" style:font-style-asian="italic" style:font-style-complex="italic"/>
    </style:style>
    <style:style style:name="P23" style:family="paragraph" style:parent-style-name="Standard">
      <style:text-properties style:text-position="0% 100%" style:font-name="Liberation Serif" fo:font-style="italic" officeooo:rsid="001d27e0" officeooo:paragraph-rsid="001d27e0" style:font-style-asian="italic" style:font-style-complex="italic"/>
    </style:style>
    <style:style style:name="P24" style:family="paragraph" style:parent-style-name="Standard">
      <style:text-properties style:text-position="0% 100%" style:font-name="Liberation Serif" fo:font-style="italic" officeooo:rsid="001d29f9" officeooo:paragraph-rsid="001d29f9" style:font-style-asian="italic" style:font-style-complex="italic"/>
    </style:style>
    <style:style style:name="P25" style:family="paragraph" style:parent-style-name="Standard">
      <style:text-properties style:text-position="0% 100%" style:font-name="Liberation Serif" fo:font-style="normal" style:text-underline-style="none" officeooo:rsid="0019cb29" officeooo:paragraph-rsid="001fd241" style:font-name-asian="Droid Sans Fallback" style:font-style-asian="normal" style:font-name-complex="FreeSans" style:font-style-complex="normal"/>
    </style:style>
    <style:style style:name="P26" style:family="paragraph" style:parent-style-name="Standard">
      <style:text-properties style:text-position="0% 100%" fo:font-style="italic" style:text-underline-style="solid" style:text-underline-width="auto" style:text-underline-color="font-color" officeooo:rsid="001d27e0" officeooo:paragraph-rsid="001bca17" style:font-style-asian="italic" style:font-style-complex="italic"/>
    </style:style>
    <style:style style:name="P27" style:family="paragraph" style:parent-style-name="Standard">
      <style:text-properties style:text-position="0% 100%" fo:font-style="italic" officeooo:rsid="001d27e0" officeooo:paragraph-rsid="001bca17" style:font-style-asian="italic" style:font-style-complex="italic"/>
    </style:style>
    <style:style style:name="P28" style:family="paragraph" style:parent-style-name="Standard">
      <style:text-properties style:text-position="0% 100%" fo:font-style="italic" officeooo:rsid="001d27e0" officeooo:paragraph-rsid="001d27e0" style:font-style-asian="italic" style:font-style-complex="italic"/>
    </style:style>
    <style:style style:name="P29" style:family="paragraph" style:parent-style-name="Text_20_body">
      <style:text-properties officeooo:paragraph-rsid="001fd241"/>
    </style:style>
    <style:style style:name="P30" style:family="paragraph" style:parent-style-name="Standard">
      <style:text-properties style:text-position="0% 100%" style:font-name="Liberation Serif" fo:font-style="normal" style:text-underline-style="none" officeooo:rsid="0019cb29" officeooo:paragraph-rsid="001fd241" style:font-name-asian="Droid Sans Fallback" style:font-style-asian="normal" style:font-name-complex="FreeSans" style:font-style-complex="normal"/>
    </style:style>
    <style:style style:name="P31" style:family="paragraph" style:parent-style-name="Standard">
      <style:text-properties style:text-position="0% 100%" style:font-name="Liberation Serif" fo:font-style="normal" style:text-underline-style="none" officeooo:rsid="0019cb29" officeooo:paragraph-rsid="0023d067" style:font-name-asian="Droid Sans Fallback" style:font-style-asian="normal" style:font-name-complex="FreeSans" style:font-style-complex="normal"/>
    </style:style>
    <style:style style:name="P32" style:family="paragraph" style:parent-style-name="Standard">
      <style:text-properties style:text-position="0% 100%" style:font-name="Liberation Serif" fo:font-style="italic" style:text-underline-style="none" officeooo:rsid="0019cb29" officeooo:paragraph-rsid="001fd241" style:font-name-asian="Droid Sans Fallback" style:font-style-asian="italic" style:font-name-complex="FreeSans" style:font-style-complex="italic"/>
    </style:style>
    <style:style style:name="P33" style:family="paragraph" style:parent-style-name="Standard">
      <style:text-properties style:text-position="0% 100%" style:font-name="Liberation Serif" fo:font-style="italic" style:text-underline-style="none" officeooo:rsid="0019cb29" officeooo:paragraph-rsid="0023d067" style:font-name-asian="Droid Sans Fallback" style:font-style-asian="italic" style:font-name-complex="FreeSans" style:font-style-complex="italic"/>
    </style:style>
    <style:style style:name="P34" style:family="paragraph" style:parent-style-name="Standard">
      <style:text-properties style:text-position="0% 100%" style:font-name="Liberation Serif" fo:font-style="italic" style:text-underline-style="none" officeooo:rsid="0022157f" officeooo:paragraph-rsid="0022157f" style:font-name-asian="Droid Sans Fallback" style:font-style-asian="italic" style:font-name-complex="FreeSans" style:font-style-complex="italic"/>
    </style:style>
    <style:style style:name="P35" style:family="paragraph" style:parent-style-name="Standard">
      <style:text-properties style:text-position="0% 100%" style:font-name="Liberation Serif" fo:font-style="italic" style:text-underline-style="none" officeooo:rsid="0023e398" officeooo:paragraph-rsid="0023e398" style:font-name-asian="Droid Sans Fallback" style:font-style-asian="italic" style:font-name-complex="FreeSans" style:font-style-complex="italic"/>
    </style:style>
    <style:style style:name="P36" style:family="paragraph" style:parent-style-name="Standard">
      <style:text-properties style:text-position="0% 100%" style:font-name="Liberation Serif" officeooo:rsid="0019cb29" officeooo:paragraph-rsid="0023d067"/>
    </style:style>
    <style:style style:name="P37" style:family="paragraph">
      <loext:graphic-properties draw:fill="none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b 58%" style:font-name="Liberation Serif" fo:font-style="italic" fo:font-weight="bold" officeooo:rsid="0019cb29" style:font-style-asian="italic" style:font-weight-asian="bold" style:font-style-complex="italic" style:font-weight-complex="bold"/>
    </style:style>
    <style:style style:name="T5" style:family="text">
      <style:text-properties style:text-position="sub 58%" style:font-name="Liberation Serif" fo:font-style="italic" style:font-style-asian="italic" style:font-style-complex="italic"/>
    </style:style>
    <style:style style:name="T6" style:family="text">
      <style:text-properties style:text-position="sub 58%" style:font-name="Liberation Serif" fo:font-style="italic" officeooo:rsid="00183334" style:font-style-asian="italic" style:font-style-complex="italic"/>
    </style:style>
    <style:style style:name="T7" style:family="text">
      <style:text-properties style:text-position="sub 58%" style:font-name="Liberation Serif" fo:font-style="italic" officeooo:rsid="001bca17" style:font-style-asian="italic" style:font-style-complex="italic"/>
    </style:style>
    <style:style style:name="T8" style:family="text">
      <style:text-properties style:text-position="sub 58%" style:font-name="Liberation Serif" fo:font-style="italic" officeooo:rsid="0019cb29" style:font-style-asian="italic" style:font-style-complex="italic"/>
    </style:style>
    <style:style style:name="T9" style:family="text">
      <style:text-properties style:text-position="sub 58%" style:font-name="Liberation Serif" fo:font-style="italic" style:text-underline-style="none" officeooo:rsid="001f274e" style:font-name-asian="Droid Sans Fallback" style:font-style-asian="italic" style:font-name-complex="FreeSans" style:font-style-complex="italic"/>
    </style:style>
    <style:style style:name="T10" style:family="text">
      <style:text-properties style:text-position="sub 58%" style:font-name="Liberation Serif" fo:font-style="italic" style:text-underline-style="none" officeooo:rsid="001fd241" style:font-name-asian="Droid Sans Fallback" style:font-style-asian="italic" style:font-name-complex="FreeSans" style:font-style-complex="italic"/>
    </style:style>
    <style:style style:name="T11" style:family="text">
      <style:text-properties style:text-position="sub 58%" style:font-name="Liberation Serif" fo:font-style="normal" style:text-underline-style="none" officeooo:rsid="001fd241" style:font-name-asian="Droid Sans Fallback" style:font-style-asian="normal" style:font-name-complex="FreeSans" style:font-style-complex="normal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sub 58%" fo:font-style="italic" officeooo:rsid="00183334" style:font-style-asian="italic" style:font-style-complex="italic"/>
    </style:style>
    <style:style style:name="T14" style:family="text">
      <style:text-properties style:text-position="sub 58%" fo:font-style="italic" officeooo:rsid="0019cb29" style:font-style-asian="italic" style:font-style-complex="italic"/>
    </style:style>
    <style:style style:name="T15" style:family="text">
      <style:text-properties style:text-position="sub 58%" style:font-name="Liberation Serif1" fo:font-style="italic" officeooo:rsid="001bca17" style:font-style-asian="italic" style:font-style-complex="italic"/>
    </style:style>
    <style:style style:name="T16" style:family="text">
      <style:text-properties style:text-position="sub 58%" officeooo:rsid="0022415b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19cb29"/>
    </style:style>
    <style:style style:name="T19" style:family="text">
      <style:text-properties style:text-position="0% 100%" style:font-name="Liberation Serif1" fo:font-style="italic" style:font-style-asian="italic" style:font-style-complex="italic"/>
    </style:style>
    <style:style style:name="T20" style:family="text">
      <style:text-properties style:text-position="0% 100%" style:font-name="Liberation Serif1" fo:font-style="italic" officeooo:rsid="0019cb29" style:font-style-asian="italic" style:font-style-complex="italic"/>
    </style:style>
    <style:style style:name="T21" style:family="text">
      <style:text-properties style:text-position="0% 100%" style:font-name="Liberation Serif1" fo:font-style="italic" officeooo:rsid="001bca17" style:font-style-asian="italic" style:font-style-complex="italic"/>
    </style:style>
    <style:style style:name="T22" style:family="text">
      <style:text-properties style:text-position="0% 100%" style:font-name="Liberation Serif1" fo:font-style="italic" style:text-underline-style="none" officeooo:rsid="001f274e" style:font-name-asian="Liberation Serif1" style:font-style-asian="italic" style:font-name-complex="Liberation Serif1" style:font-style-complex="italic"/>
    </style:style>
    <style:style style:name="T23" style:family="text">
      <style:text-properties style:text-position="0% 100%" style:font-name="Liberation Serif1" fo:font-style="italic" style:text-underline-style="none" style:font-name-asian="Droid Sans Fallback" style:font-style-asian="italic" style:font-name-complex="FreeSans" style:font-style-complex="italic"/>
    </style:style>
    <style:style style:name="T24" style:family="text">
      <style:text-properties style:text-position="0% 100%" style:font-name="Liberation Serif1" style:font-name-asian="Liberation Serif1" style:font-name-complex="Liberation Serif1"/>
    </style:style>
    <style:style style:name="T25" style:family="text">
      <style:text-properties style:text-position="0% 100%" officeooo:rsid="00183334"/>
    </style:style>
    <style:style style:name="T26" style:family="text">
      <style:text-properties style:text-position="0% 100%" style:font-name="Liberation Serif"/>
    </style:style>
    <style:style style:name="T27" style:family="text">
      <style:text-properties style:text-position="0% 100%" style:font-name="Liberation Serif" fo:font-style="italic" style:font-style-asian="italic" style:font-style-complex="italic"/>
    </style:style>
    <style:style style:name="T28" style:family="text">
      <style:text-properties style:text-position="0% 100%" style:font-name="Liberation Serif" fo:font-style="italic" officeooo:rsid="00183334" style:font-style-asian="italic" style:font-style-complex="italic"/>
    </style:style>
    <style:style style:name="T29" style:family="text">
      <style:text-properties style:text-position="0% 100%" style:font-name="Liberation Serif" fo:font-style="italic" officeooo:rsid="001bca17" style:font-style-asian="italic" style:font-style-complex="italic"/>
    </style:style>
    <style:style style:name="T30" style:family="text">
      <style:text-properties style:text-position="0% 100%" style:font-name="Liberation Serif" fo:font-style="italic" officeooo:rsid="001fd241" style:font-style-asian="italic" style:font-style-complex="italic"/>
    </style:style>
    <style:style style:name="T31" style:family="text">
      <style:text-properties style:text-position="0% 100%" style:font-name="Liberation Serif" fo:font-style="italic" officeooo:rsid="001f274e" style:font-name-asian="Droid Sans Fallback" style:font-style-asian="italic" style:font-name-complex="FreeSans" style:font-style-complex="italic"/>
    </style:style>
    <style:style style:name="T32" style:family="text">
      <style:text-properties style:text-position="0% 100%" style:font-name="Liberation Serif" fo:font-style="italic" style:text-underline-style="none" style:font-name-asian="Droid Sans Fallback" style:font-style-asian="italic" style:font-name-complex="FreeSans" style:font-style-complex="italic"/>
    </style:style>
    <style:style style:name="T33" style:family="text">
      <style:text-properties style:text-position="0% 100%" style:font-name="Liberation Serif" fo:font-style="italic" style:text-underline-style="none" officeooo:rsid="001f274e" style:font-name-asian="Droid Sans Fallback" style:font-style-asian="italic" style:font-name-complex="FreeSans" style:font-style-complex="italic"/>
    </style:style>
    <style:style style:name="T34" style:family="text">
      <style:text-properties style:text-position="0% 100%" style:font-name="Liberation Serif" fo:font-style="italic" style:text-underline-style="none" officeooo:rsid="001fd241" style:font-name-asian="Droid Sans Fallback" style:font-style-asian="italic" style:font-name-complex="FreeSans" style:font-style-complex="italic"/>
    </style:style>
    <style:style style:name="T35" style:family="text">
      <style:text-properties style:text-position="0% 100%" style:font-name="Liberation Serif" officeooo:rsid="00183334"/>
    </style:style>
    <style:style style:name="T36" style:family="text">
      <style:text-properties style:text-position="0% 100%" style:font-name="Liberation Serif" fo:font-style="normal" style:font-style-asian="normal" style:font-style-complex="normal"/>
    </style:style>
    <style:style style:name="T37" style:family="text">
      <style:text-properties style:text-position="0% 100%" style:font-name="Liberation Serif" fo:font-style="normal" style:text-underline-style="none" style:font-name-asian="Droid Sans Fallback" style:font-style-asian="normal" style:font-name-complex="FreeSans" style:font-style-complex="normal"/>
    </style:style>
    <style:style style:name="T38" style:family="text">
      <style:text-properties style:text-position="0% 100%" style:font-name="Liberation Serif" fo:font-style="normal" style:text-underline-style="none" officeooo:rsid="001fd241" style:font-name-asian="Droid Sans Fallback" style:font-style-asian="normal" style:font-name-complex="FreeSans" style:font-style-complex="normal"/>
    </style:style>
    <style:style style:name="T39" style:family="text">
      <style:text-properties style:text-position="0% 100%" style:font-name="Liberation Serif" style:font-name-asian="Droid Sans Fallback" style:font-name-complex="FreeSans"/>
    </style:style>
    <style:style style:name="T40" style:family="text">
      <style:text-properties style:text-position="0% 100%" style:font-name="Liberation Serif" officeooo:rsid="001d29f9" style:font-name-asian="Droid Sans Fallback" style:font-name-complex="FreeSans"/>
    </style:style>
    <style:style style:name="T41" style:family="text">
      <style:text-properties style:text-position="0% 100%" style:font-name="Liberation Serif" officeooo:rsid="001f274e" style:font-name-asian="Droid Sans Fallback" style:font-name-complex="FreeSans"/>
    </style:style>
    <style:style style:name="T42" style:family="text">
      <style:text-properties style:text-position="0% 100%" fo:font-style="italic" style:font-style-asian="italic" style:font-style-complex="italic"/>
    </style:style>
    <style:style style:name="T43" style:family="text">
      <style:text-properties style:text-position="0% 100%" fo:font-style="italic" officeooo:rsid="00183334" style:font-style-asian="italic" style:font-style-complex="italic"/>
    </style:style>
    <style:style style:name="T44" style:family="text">
      <style:text-properties style:text-position="0% 100%" fo:font-style="italic" officeooo:rsid="0019cb29" style:font-style-asian="italic" style:font-style-complex="italic"/>
    </style:style>
    <style:style style:name="T45" style:family="text">
      <style:text-properties style:text-position="0% 100%" fo:font-style="normal" style:font-style-asian="normal" style:font-style-complex="normal"/>
    </style:style>
    <style:style style:name="T46" style:family="text">
      <style:text-properties officeooo:rsid="0019cb29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19cb29" style:font-style-asian="italic" style:font-style-complex="italic"/>
    </style:style>
    <style:style style:name="T49" style:family="text">
      <style:text-properties style:text-position="super 58%" style:font-name="Liberation Serif" style:font-name-asian="Droid Sans Fallback" style:font-name-complex="FreeSans"/>
    </style:style>
    <style:style style:name="T50" style:family="text">
      <style:text-properties style:text-position="super 58%" style:font-name="Liberation Serif" officeooo:rsid="001d29f9" style:font-name-asian="Droid Sans Fallback" style:font-name-complex="FreeSans"/>
    </style:style>
    <style:style style:name="T51" style:family="text">
      <style:text-properties style:text-position="super 58%" style:font-name="Liberation Serif" fo:font-style="italic" style:text-underline-style="none" officeooo:rsid="001fd241" style:font-name-asian="Droid Sans Fallback" style:font-style-asian="italic" style:font-name-complex="FreeSans" style:font-style-complex="italic"/>
    </style:style>
    <style:style style:name="T52" style:family="text">
      <style:text-properties style:font-name="Liberation Serif1"/>
    </style:style>
    <style:style style:name="T53" style:family="text">
      <style:text-properties officeooo:rsid="0022415b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style:font-name-asian="Liberation Sans2" style:font-size-asian="18pt" style:font-style-asian="italic" style:font-weight-asian="normal" style:font-name-complex="Liberation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italic" fo:text-shadow="none" style:text-underline-style="none" fo:font-weight="normal" style:letter-kerning="true" style:font-name-asian="Liberation Sans2" style:font-size-asian="18pt" style:font-style-asian="italic" style:font-weight-asian="normal" style:font-name-complex="Liberation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9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20" svg:stroke-width="0cm" svg:stroke-color="#3465a4" draw:marker-start-width="0.199cm" draw:marker-start-center="false" draw:marker-end-width="0.199cm" draw:marker-end-center="false" draw:fill="solid" draw:fill-color="#000000" draw:fill-image-width="0cm" draw:fill-image-height="0cm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1" svg:stroke-width="0cm" svg:stroke-color="#3465a4" draw:marker-start-width="0.199cm" draw:marker-start-center="false" draw:marker-end-width="0.199cm" draw:marker-end-center="false" draw:fill="solid" draw:fill-color="#000000" draw:fill-image-width="0cm" draw:fill-image-height="0cm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22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23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24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25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26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7" svg:stroke-width="0cm" svg:stroke-color="#3465a4" draw:marker-start-width="0.199cm" draw:marker-start-center="false" draw:marker-end-width="0.199cm" draw:marker-end-center="false" draw:fill="solid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8" svg:stroke-width="0cm" svg:stroke-color="#3465a4" draw:marker-start-width="0.199cm" draw:marker-start-center="false" draw:marker-end-width="0.199cm" draw:marker-end-center="false" draw:fill="solid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29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8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30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8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1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1.6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2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1.6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33" svg:stroke-width="0cm" svg:stroke-color="#3465a4" draw:marker-start-width="0.199cm" draw:marker-start-center="false" draw:marker-end-width="0.199cm" draw:marker-end-center="false" draw:fill="solid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34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2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35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36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37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1.6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38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1.6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39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draw:auto-grow-height="false" fo:min-height="2.572cm" fo:min-width="2.2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0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draw:auto-grow-height="false" fo:min-height="2.572cm" fo:min-width="2.2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41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ed_20__28_var_29__20_47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1.6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48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1.6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ed_20__28_var_29__20_49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50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draw:auto-grow-height="false" fo:min-height="3.925cm" fo:min-width="3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51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draw:auto-grow-height="false" fo:min-height="3.925cm" fo:min-width="3.4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52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ed_20__28_var_29__20_53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draw:stroke-dash="Dashed_20__28_var_29__20_1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0.9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ed_20__28_var_29__20_54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55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ed_20__28_var_29__20_56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57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ed_20__28_var_29__20_58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59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ed_20__28_var_29__20_60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ed_20__28_var_29__20_61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ed_20__28_var_29__20_62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1.6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ed_20__28_var_29__20_63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left" draw:auto-grow-height="true" draw:auto-grow-width="false" fo:min-height="0.88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ed_20__28_var_29__20_64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65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" svg:stroke-width="0cm" svg:stroke-color="#000000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66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ed_20__28_var_29__20_67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68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ed_20__28_var_29__20_69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70" svg:stroke-width="0cm" svg:stroke-color="#3465a4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ed_20__28_var_29__20_71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ed_20__28_var_29__20_72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3.5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ed_20__28_var_29__20_73" svg:stroke-width="0cm" svg:stroke-color="#000000" draw:marker-start-width="0.199cm" draw:marker-start-center="false" draw:marker-end-width="0.199cm" draw:marker-end-center="false" draw:fill="none" draw:fill-color="#ffffff" draw:fill-image-width="0cm" draw:fill-image-height="0cm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RECT KINEMATICS FOR ENGR110 SCARA ARM PROJECT</text:p>
      <text:p text:style-name="P2"/>
      <text:p text:style-name="P6">For the system to know where the tool is given the coordinates of the motors and their angles, it can:</text:p>
      <text:p text:style-name="P1"/>
      <text:p text:style-name="P4"><text:span text:style-name="T46">1) Given </text:span><text:span text:style-name="T48">m</text:span><text:span text:style-name="T13">1</text:span><text:span text:style-name="T25">, </text:span><text:span text:style-name="T43">m</text:span><text:span text:style-name="T13">2</text:span><text:span text:style-name="T25">, </text:span><text:span text:style-name="T20">Θ</text:span><text:span text:style-name="T4">1</text:span>, <text:span text:style-name="T46">and </text:span><text:span text:style-name="T20">Θ</text:span><text:span text:style-name="T4">2</text:span><text:span text:style-name="T46">, find </text:span><text:span text:style-name="T48">j</text:span><text:span text:style-name="T14">1</text:span><text:span text:style-name="T18"> and </text:span><text:span text:style-name="T44">j</text:span><text:span text:style-name="T14">2</text:span><text:span text:style-name="T44"> </text:span><text:span text:style-name="T18">using trigonometry</text:span></text:p>
      <text:p text:style-name="P13"/>
      <text:p text:style-name="P5"><text:span text:style-name="T17">2) Find </text:span><text:span text:style-name="T42">A</text:span></text:p>
      <text:p text:style-name="P13"/>
      <text:p text:style-name="P5"><text:span text:style-name="T17">3) Find </text:span><text:span text:style-name="T42">h</text:span><text:span text:style-name="T17"> using pythagoras, given </text:span><text:span text:style-name="T42">r</text:span></text:p>
      <text:p text:style-name="P13"/>
      <text:p text:style-name="P5"><text:span text:style-name="T17">4) Find </text:span><text:span text:style-name="T19">α</text:span><text:span text:style-name="T27"> </text:span><text:span text:style-name="T26">using trigonometry</text:span></text:p>
      <text:p text:style-name="P17"/>
      <text:p text:style-name="P5"><text:span text:style-name="T26">5) Find </text:span><text:span text:style-name="T27">T</text:span><text:span text:style-name="T5">1</text:span><text:span text:style-name="T2"> </text:span><text:span text:style-name="T26">and </text:span><text:span text:style-name="T27">T</text:span><text:span text:style-name="T5">2</text:span><text:span text:style-name="T2"> </text:span><text:span text:style-name="T26">using trigonometry</text:span></text:p>
      <text:p text:style-name="P3"/>
      <text:p text:style-name="P5"><text:span text:style-name="T26">1) Given </text:span><text:span text:style-name="T27">m</text:span><text:span text:style-name="T6">1</text:span><text:span text:style-name="T35">, </text:span><text:span text:style-name="T28">m</text:span><text:span text:style-name="T6">2</text:span><text:span text:style-name="T35">, </text:span><text:span text:style-name="T19">Θ</text:span><text:span text:style-name="T3">1</text:span><text:span text:style-name="T26">, and </text:span><text:span text:style-name="T19">Θ</text:span><text:span text:style-name="T3">2</text:span><text:span text:style-name="T26">, find </text:span><text:span text:style-name="T27">j</text:span><text:span text:style-name="T5">1</text:span><text:span text:style-name="T26"> and </text:span><text:span text:style-name="T27">j</text:span><text:span text:style-name="T5">2</text:span><text:span text:style-name="T27"> </text:span><text:span text:style-name="T26">using trigonometry</text:span></text:p>
      <text:p text:style-name="P17"/>
      <text:p text:style-name="P17"><draw:g text:anchor-type="paragraph" draw:z-index="0" draw:style-name="gr1"><draw:line draw:style-name="gr2" draw:text-style-name="P37" svg:x1="1.217cm" svg:y1="6.672cm" svg:x2="13.617cm" svg:y2="6.672cm"><text:p/></draw:line><draw:custom-shape draw:style-name="gr3" draw:text-style-name="P38" svg:width="0.6cm" svg:height="0.6cm" svg:x="3.318cm" svg:y="6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8" svg:width="0.602cm" svg:height="0.6cm" svg:x="10.216cm" svg:y="6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7" svg:x1="1.217cm" svg:y1="0.272cm" svg:x2="1.217cm" svg:y2="6.672cm"><text:p/></draw:line><draw:frame draw:style-name="gr6" draw:text-style-name="P40" svg:width="1.401cm" svg:height="0.983cm" svg:x="2.917cm" svg:y="7.1cm"><draw:text-box><text:p text:style-name="P39"><text:span text:style-name="T54">m1</text:span></text:p></draw:text-box></draw:frame><draw:frame draw:style-name="gr7" draw:text-style-name="P40" svg:width="1.4cm" svg:height="0.983cm" svg:x="9.818cm" svg:y="7.074cm"><draw:text-box><text:p text:style-name="P39"><text:span text:style-name="T54">m2</text:span></text:p></draw:text-box></draw:frame><draw:line draw:style-name="gr8" draw:text-style-name="P37" svg:x1="4.117cm" svg:y1="3.872cm" svg:x2="3.617cm" svg:y2="6.672cm"><text:p/></draw:line><draw:line draw:style-name="gr9" draw:text-style-name="P37" svg:x1="9.617cm" svg:y1="3.872cm" svg:x2="10.517cm" svg:y2="6.672cm"><text:p/></draw:line><draw:ellipse draw:style-name="gr10" draw:text-style-name="P38" svg:width="1.101cm" svg:height="1.502cm" svg:x="3.117cm" svg:y="5.876cm" draw:kind="arc" draw:start-angle="357.3" draw:end-angle="77.18"><text:p/></draw:ellipse><draw:ellipse draw:style-name="gr11" draw:text-style-name="P38" svg:width="1.301cm" svg:height="1.601cm" svg:x="9.817cm" svg:y="5.973cm" draw:kind="arc" draw:start-angle="7.08" draw:end-angle="105.86"><text:p/></draw:ellipse><draw:frame draw:style-name="gr12" draw:text-style-name="P40" svg:width="1.401cm" svg:height="1.135cm" svg:x="4.117cm" svg:y="5.572cm"><draw:text-box><text:p text:style-name="P39"><text:span text:style-name="T55">Θ</text:span><text:span text:style-name="T56">1</text:span></text:p></draw:text-box></draw:frame><draw:frame draw:style-name="gr13" draw:text-style-name="P40" svg:width="1.401cm" svg:height="1.135cm" svg:x="10.717cm" svg:y="5.572cm"><draw:text-box><text:p text:style-name="P39"><text:span text:style-name="T55">Θ</text:span><text:span text:style-name="T56">2</text:span></text:p></draw:text-box></draw:frame><draw:frame draw:style-name="gr14" draw:text-style-name="P40" svg:width="0.846cm" svg:height="1.865cm" svg:x="3.817cm" svg:y="2.872cm"><draw:text-box><text:p text:style-name="P39"><text:span text:style-name="T54">j</text:span><text:span text:style-name="T57">1</text:span></text:p></draw:text-box></draw:frame><draw:frame draw:style-name="gr15" draw:text-style-name="P40" svg:width="0.846cm" svg:height="1.865cm" svg:x="9.218cm" svg:y="2.773cm"><draw:text-box><text:p text:style-name="P39"><text:span text:style-name="T54">j</text:span><text:span text:style-name="T57">2</text:span></text:p></draw:text-box></draw:frame><draw:ellipse draw:style-name="gr16" draw:text-style-name="P38" svg:width="1.401cm" svg:height="1.4cm" svg:x="9.717cm" svg:y="6.073cm" draw:kind="arc" draw:start-angle="96.07" draw:end-angle="167.87"><text:p/></draw:ellipse><draw:frame draw:style-name="gr17" draw:text-style-name="P41" svg:width="2.4cm" svg:height="2.537cm" svg:x="7.817cm" svg:y="5.537cm"><draw:text-box><text:p text:style-name="P39"><text:span text:style-name="T58">π</text:span><text:span text:style-name="T59"> - </text:span><text:span text:style-name="T55">Θ</text:span><text:span text:style-name="T56">2</text:span></text:p></draw:text-box></draw:frame><draw:frame draw:style-name="gr18" draw:text-style-name="P40" svg:width="0.701cm" svg:height="0.983cm" svg:x="3.817cm" svg:y="4.511cm"><draw:text-box><text:p text:style-name="P39"><text:span text:style-name="T54">r</text:span></text:p></draw:text-box></draw:frame><draw:frame draw:style-name="gr19" draw:text-style-name="P40" svg:width="0.701cm" svg:height="0.983cm" svg:x="10.017cm" svg:y="4.373cm"><draw:text-box><text:p text:style-name="P39"><text:span text:style-name="T54">r</text:span></text:p></draw:text-box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11"><text:span text:style-name="T29">x ( j</text:span><text:span text:style-name="T7">1 </text:span><text:span text:style-name="T29">) = x ( m</text:span><text:span text:style-name="T7">1 </text:span><text:span text:style-name="T29">) + cos ( </text:span><text:span text:style-name="T20">Θ</text:span><text:span text:style-name="T8">1 </text:span><text:span text:style-name="T29">)</text:span></text:p>
      <text:p text:style-name="P11"><text:span text:style-name="T29">y ( j</text:span><text:span text:style-name="T7">1 </text:span><text:span text:style-name="T29">) = y ( m</text:span><text:span text:style-name="T7">1 </text:span><text:span text:style-name="T29">) + sin ( </text:span><text:span text:style-name="T20">Θ</text:span><text:span text:style-name="T8">1 </text:span><text:span text:style-name="T29">)</text:span></text:p>
      <text:p text:style-name="P20"/>
      <text:p text:style-name="P11"><text:span text:style-name="T29">x ( j</text:span><text:span text:style-name="T7">2 </text:span><text:span text:style-name="T29">) = x ( m</text:span><text:span text:style-name="T7">2 </text:span><text:span text:style-name="T29">) + cos ( </text:span><text:span text:style-name="T21">π</text:span><text:span text:style-name="T29"> - </text:span><text:span text:style-name="T20">Θ</text:span><text:span text:style-name="T15">2</text:span><text:span text:style-name="T8"> </text:span><text:span text:style-name="T29">)</text:span></text:p>
      <text:p text:style-name="P11"><text:span text:style-name="T29">y ( j</text:span><text:span text:style-name="T7">2 </text:span><text:span text:style-name="T29">) = y ( m</text:span><text:span text:style-name="T7">2 </text:span><text:span text:style-name="T29">) + sin ( </text:span><text:span text:style-name="T21">π</text:span><text:span text:style-name="T29"> - </text:span><text:span text:style-name="T20">Θ</text:span><text:span text:style-name="T15">2 </text:span><text:span text:style-name="T29">)</text:span></text:p>
      <text:p text:style-name="P21"/>
      <text:p text:style-name="P14"/>
      <text:p text:style-name="P7"><draw:g text:anchor-type="paragraph" draw:z-index="1" draw:style-name="gr1"><draw:line draw:style-name="gr20" draw:text-style-name="P37" svg:x1="8.335cm" svg:y1="5.203cm" svg:x2="17.006cm" svg:y2="5.203cm"><text:p/></draw:line><draw:line draw:style-name="gr20" draw:text-style-name="P37" svg:x1="8.335cm" svg:y1="0.876cm" svg:x2="8.335cm" svg:y2="5.202cm"><text:p/></draw:line><draw:frame draw:style-name="gr21" draw:text-style-name="P40" svg:width="0.592cm" svg:height="1.865cm" svg:x="10.013cm" svg:y="2.566cm"><draw:text-box><text:p text:style-name="P39"><text:span text:style-name="T54">j</text:span><text:span text:style-name="T57">1</text:span></text:p></draw:text-box></draw:frame><draw:frame draw:style-name="gr22" draw:text-style-name="P40" svg:width="0.59cm" svg:height="1.865cm" svg:x="12.95cm" svg:y="1.61cm"><draw:text-box><text:p text:style-name="P39"><text:span text:style-name="T54">j</text:span><text:span text:style-name="T57">2</text:span></text:p></draw:text-box></draw:frame><draw:custom-shape draw:style-name="gr23" draw:text-style-name="P37" svg:width="3.917cm" svg:height="3.991cm" svg:x="8.334cm" svg:y="1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37" svg:width="3.917cm" svg:height="3.991cm" svg:x="11.341cm" svg:y="0.2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0" draw:text-style-name="P37" svg:x1="11.482cm" svg:y1="1.62cm" svg:x2="12.111cm" svg:y2="3.851cm"><text:p/></draw:line><draw:line draw:style-name="gr20" draw:text-style-name="P37" svg:x1="10.361cm" svg:y1="3.31cm" svg:x2="13.298cm" svg:y2="2.228cm"><text:p/></draw:line><draw:frame draw:style-name="gr25" draw:text-style-name="P40" svg:width="0.073cm" svg:height="0.983cm" svg:x="12.04cm" svg:y="2.66cm"><draw:text-box><text:p text:style-name="P39"><text:span text:style-name="T54">A</text:span></text:p></draw:text-box></draw:frame></draw:g><text:span text:style-name="T17">2) Find </text:span><text:span text:style-name="T42">A</text:span></text:p>
      <text:p text:style-name="P26"/>
      <text:p text:style-name="P10"><text:span text:style-name="T17">A</text:span><text:span text:style-name="T45">'s coordinates are </text:span><text:span text:style-name="T17">j</text:span><text:span text:style-name="T1">1</text:span><text:span text:style-name="T45">'s coordinates plus half the</text:span></text:p>
      <text:p text:style-name="P10"><text:span text:style-name="T45">difference between </text:span><text:span text:style-name="T17">j</text:span><text:span text:style-name="T1">1</text:span><text:span text:style-name="T17"> </text:span><text:span text:style-name="T45">and </text:span><text:span text:style-name="T17">j</text:span><text:span text:style-name="T1">2</text:span><text:span text:style-name="T45">. </text:span></text:p>
      <text:p text:style-name="P27"/>
      <text:p text:style-name="P9"><text:span text:style-name="T17">x ( A ) = x ( j</text:span><text:span text:style-name="T1">1</text:span><text:span text:style-name="T17"> ) + </text:span><text:span text:style-name="T45">0.5 (</text:span><text:span text:style-name="T17"> x ( j</text:span><text:span text:style-name="T1">2 </text:span><text:span text:style-name="T17">) - x ( j</text:span><text:span text:style-name="T1">1 </text:span><text:span text:style-name="T17">)</text:span></text:p>
      <text:p text:style-name="P9"><text:span text:style-name="T17">y ( A ) = y ( j</text:span><text:span text:style-name="T1">1 </text:span><text:span text:style-name="T17">) + </text:span><text:span text:style-name="T45">0.5 ( </text:span><text:span text:style-name="T17">y ( j</text:span><text:span text:style-name="T1">2 </text:span><text:span text:style-name="T17">) - y ( j</text:span><text:span text:style-name="T1">1</text:span><text:span text:style-name="T17"> )</text:span></text:p>
      <text:p text:style-name="P28"/>
      <text:p text:style-name="P28"/>
      <text:p text:style-name="P28"/>
      <text:p text:style-name="P15"><text:soft-page-break/></text:p>
      <text:p text:style-name="P12"><text:span text:style-name="T17">3) Find </text:span><text:span text:style-name="T42">h</text:span><text:span text:style-name="T17"> using pythagoras, given </text:span><text:span text:style-name="T42">r</text:span></text:p>
      <text:p text:style-name="P22"/>
      <text:p text:style-name="P9"><text:span text:style-name="T26">h</text:span><text:span text:style-name="T36"> is the distance between </text:span><text:span text:style-name="T26">A</text:span><text:span text:style-name="T36"> and </text:span><text:span text:style-name="T26">T</text:span><text:span text:style-name="T2">1</text:span><text:span text:style-name="T26">/T</text:span><text:span text:style-name="T2">2</text:span><text:span text:style-name="T26">.</text:span></text:p>
      <text:p text:style-name="P23"><draw:g text:anchor-type="paragraph" draw:z-index="2" draw:style-name="gr1"><draw:line draw:style-name="gr20" draw:text-style-name="P37" svg:x1="0cm" svg:y1="7.302cm" svg:x2="12.4cm" svg:y2="7.302cm"><text:p/></draw:line><draw:line draw:style-name="gr20" draw:text-style-name="P37" svg:x1="0cm" svg:y1="0.903cm" svg:x2="0cm" svg:y2="7.303cm"><text:p/></draw:line><draw:line draw:style-name="gr20" draw:text-style-name="P37" svg:x1="2.9cm" svg:y1="4.502cm" svg:x2="4.5cm" svg:y2="2.002cm"><text:p/></draw:line><draw:frame draw:style-name="gr26" draw:text-style-name="P40" svg:width="0.846cm" svg:height="1.865cm" svg:x="2.399cm" svg:y="3.403cm"><draw:text-box><text:p text:style-name="P39"><text:span text:style-name="T54">j</text:span><text:span text:style-name="T57">1</text:span></text:p></draw:text-box></draw:frame><draw:frame draw:style-name="gr27" draw:text-style-name="P40" svg:width="0.847cm" svg:height="1.865cm" svg:x="6.599cm" svg:y="1.988cm"><draw:text-box><text:p text:style-name="P39"><text:span text:style-name="T54">j</text:span><text:span text:style-name="T57">2</text:span></text:p></draw:text-box></draw:frame><draw:frame draw:style-name="gr28" draw:text-style-name="P40" svg:width="0.699cm" svg:height="0.983cm" svg:x="3.3cm" svg:y="2.339cm"><draw:text-box><text:p text:style-name="P39"><text:span text:style-name="T54">r</text:span></text:p></draw:text-box></draw:frame><draw:custom-shape draw:style-name="gr29" draw:text-style-name="P37" svg:width="5.601cm" svg:height="5.901cm" svg:x="0cm" svg:y="1.4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37" svg:width="5.599cm" svg:height="5.901cm" svg:x="4.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0" draw:text-style-name="P37" svg:x1="4.5cm" svg:y1="2.002cm" svg:x2="5.4cm" svg:y2="5.302cm"><text:p/></draw:line><draw:line draw:style-name="gr20" draw:text-style-name="P37" svg:x1="2.9cm" svg:y1="4.502cm" svg:x2="7.1cm" svg:y2="2.902cm"><text:p/></draw:line><draw:frame draw:style-name="gr31" draw:text-style-name="P40" svg:width="0.101cm" svg:height="0.983cm" svg:x="5.299cm" svg:y="3.54cm"><draw:text-box><text:p text:style-name="P39"><text:span text:style-name="T54">A</text:span></text:p></draw:text-box></draw:frame><draw:frame draw:style-name="gr32" draw:text-style-name="P40" svg:width="0.699cm" svg:height="0.983cm" svg:x="4.6cm" svg:y="2.54cm"><draw:text-box><text:p text:style-name="P39"><text:span text:style-name="T54">h</text:span></text:p></draw:text-box></draw:frame><draw:line draw:style-name="gr20" draw:text-style-name="P37" svg:x1="4.8cm" svg:y1="3.302cm" svg:x2="4.5cm" svg:y2="3.402cm"><text:p/></draw:line><draw:line draw:style-name="gr20" draw:text-style-name="P37" svg:x1="4.5cm" svg:y1="3.402cm" svg:x2="4.6cm" svg:y2="3.802cm"><text:p/></draw:lin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9"><text:span text:style-name="T30">h</text:span><text:span text:style-name="T26">=</text:span><text:span text:style-name="T24">√</text:span><text:span text:style-name="T39">(r</text:span><text:span text:style-name="T49">2</text:span><text:span text:style-name="T39"> – </text:span><text:span text:style-name="T40">(0.5 * </text:span><text:span text:style-name="T31">d </text:span><text:span text:style-name="T40">)</text:span><text:span text:style-name="T50">2</text:span><text:span text:style-name="T39">), </text:span><text:span text:style-name="T41">where </text:span><text:span text:style-name="T33">d = </text:span><text:span text:style-name="T22">√</text:span><text:span text:style-name="T34">((x j</text:span><text:span text:style-name="T10">2</text:span><text:span text:style-name="T34"> - x</text:span><text:span text:style-name="T33">j</text:span><text:span text:style-name="T9">1 </text:span><text:span text:style-name="T34">)</text:span><text:span text:style-name="T51">2 </text:span><text:span text:style-name="T34">+ ( yj</text:span><text:span text:style-name="T10">2</text:span><text:span text:style-name="T34"> – yj</text:span><text:span text:style-name="T10">1</text:span><text:span text:style-name="T34">)</text:span><text:span text:style-name="T51">2</text:span><text:span text:style-name="T34">), </text:span><text:span text:style-name="T38">i.e. the distance between j</text:span><text:span text:style-name="T11">1 </text:span><text:span text:style-name="T38">and j</text:span><text:span text:style-name="T11">2</text:span><text:span text:style-name="T38">.</text:span></text:p>
      <text:p text:style-name="P16"/>
      <text:p text:style-name="P8"><text:span text:style-name="T37">4) Find </text:span><text:span text:style-name="T23">α</text:span><text:span text:style-name="T32"> </text:span><text:span text:style-name="T37">using trigonometry</text:span></text:p>
      <text:p text:style-name="P25"/>
      <text:p text:style-name="P25"><draw:g text:anchor-type="paragraph" draw:z-index="3" draw:style-name="gr33"><draw:frame draw:style-name="gr34" draw:text-style-name="P40" svg:width="0.846cm" svg:height="1.865cm" svg:x="2.399cm" svg:y="2.64cm"><draw:text-box><text:p text:style-name="P39"><text:span text:style-name="T54">j</text:span><text:span text:style-name="T57">1</text:span></text:p></draw:text-box></draw:frame><draw:frame draw:style-name="gr35" draw:text-style-name="P40" svg:width="1.001cm" svg:height="1.135cm" svg:x="6.599cm" svg:y="0.326cm"><draw:text-box><text:p text:style-name="P39"><text:span text:style-name="T54">j</text:span><text:span text:style-name="T57">2</text:span></text:p></draw:text-box></draw:frame><draw:line draw:style-name="gr36" draw:text-style-name="P37" svg:x1="4.5cm" svg:y1="0.341cm" svg:x2="5.4cm" svg:y2="3.641cm"><text:p/></draw:line><draw:line draw:style-name="gr37" draw:text-style-name="P37" svg:x1="2.9cm" svg:y1="2.84cm" svg:x2="7.1cm" svg:y2="1.24cm"><text:p/></draw:line><draw:frame draw:style-name="gr38" draw:text-style-name="P40" svg:width="0.101cm" svg:height="0.983cm" svg:x="5.299cm" svg:y="1.878cm"><draw:text-box><text:p text:style-name="P39"><text:span text:style-name="T54">A</text:span></text:p></draw:text-box></draw:frame><draw:frame draw:style-name="gr39" draw:text-style-name="P40" svg:width="0.699cm" svg:height="0.983cm" svg:x="4.6cm" svg:y="0.741cm"><draw:text-box><text:p text:style-name="P39"><text:span text:style-name="T54">h</text:span></text:p></draw:text-box></draw:frame><draw:line draw:style-name="gr40" draw:text-style-name="P37" svg:x1="4.9cm" svg:y1="1.64cm" svg:x2="5.3cm" svg:y2="1.54cm"><text:p/></draw:line><draw:line draw:style-name="gr41" draw:text-style-name="P37" svg:x1="5.4cm" svg:y1="1.84cm" svg:x2="5.3cm" svg:y2="1.54cm"><text:p/></draw:line><draw:line draw:style-name="gr42" draw:text-style-name="P37" svg:x1="12.4cm" svg:y1="1.941cm" svg:x2="0cm" svg:y2="2.041cm"><text:p/></draw:line><draw:circle draw:style-name="gr43" draw:text-style-name="P37" svg:width="2.701cm" svg:height="2.701cm" svg:x="3.699cm" svg:y="0.639cm" draw:kind="arc" draw:start-angle="0.55" draw:end-angle="20.48"><text:p/></draw:circle><draw:frame draw:style-name="gr44" draw:text-style-name="P41" svg:width="0.9cm" svg:height="0.983cm" svg:x="6.5cm" svg:y="1.241cm"><draw:text-box><text:p text:style-name="P39"><text:span text:style-name="T60">α</text:span></text:p></draw:text-box></draw:frame><draw:ellipse draw:style-name="gr45" draw:text-style-name="P37" svg:width="2.601cm" svg:height="3.601cm" svg:x="3.9cm" svg:y="0.242cm" draw:kind="arc" draw:start-angle="178.74" draw:end-angle="192.61"><text:p/></draw:ellipse><draw:frame draw:style-name="gr46" draw:text-style-name="P41" svg:width="0.9cm" svg:height="0.983cm" svg:x="3cm" svg:y="1.741cm"><draw:text-box><text:p text:style-name="P39"><text:span text:style-name="T60">α</text:span></text:p></draw:text-box></draw:frame><draw:frame draw:style-name="gr47" draw:text-style-name="P41" svg:width="0.9cm" svg:height="0.983cm" svg:x="6.5cm" svg:y="1.241cm"><draw:text-box><text:p text:style-name="P39"><text:span text:style-name="T60">α</text:span></text:p></draw:text-box></draw:frame><draw:line draw:style-name="gr48" draw:text-style-name="P37" svg:x1="4.6cm" svg:y1="2.241cm" svg:x2="4.7cm" svg:y2="2.741cm"><text:p/></draw:line><draw:line draw:style-name="gr49" draw:text-style-name="P37" svg:x1="5.1cm" svg:y1="2.64cm" svg:x2="4.6cm" svg:y2="2.74cm"><text:p/></draw:lin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34"><text:span text:style-name="T52">α</text:span> = atan<text:span text:style-name="T53">((yj</text:span><text:span text:style-name="T16">1</text:span><text:span text:style-name="T53"> - yj</text:span><text:span text:style-name="T16">2</text:span><text:span text:style-name="T53">)</text:span>/(<text:span text:style-name="T53">xj</text:span><text:span text:style-name="T16">1</text:span><text:span text:style-name="T53"> – xj</text:span><text:span text:style-name="T16">2</text:span><text:span text:style-name="T53">))</text:span></text:p>
      <text:p text:style-name="P34"/>
      <text:p text:style-name="P34"/>
      <text:p text:style-name="P36"/>
      <text:p text:style-name="P31">5) Find <text:span text:style-name="T47">T</text:span><text:span text:style-name="T12">1</text:span><text:span text:style-name="T1"> </text:span>and <text:span text:style-name="T47">T</text:span><text:span text:style-name="T12">2</text:span><text:span text:style-name="T1"> </text:span>using trigonometry</text:p>
      <text:p text:style-name="P31"/>
      <text:p text:style-name="P33"><draw:g text:anchor-type="paragraph" draw:z-index="4" draw:style-name="gr33"><draw:frame draw:style-name="gr50" draw:text-style-name="P40" svg:width="0.846cm" svg:height="1.865cm" svg:x="8.998cm" svg:y="3.767cm"><draw:text-box><text:p text:style-name="P39"><text:span text:style-name="T54">j</text:span><text:span text:style-name="T57">1</text:span></text:p></draw:text-box></draw:frame><draw:frame draw:style-name="gr51" draw:text-style-name="P40" svg:width="1.001cm" svg:height="1.135cm" svg:x="13.198cm" svg:y="1.453cm"><draw:text-box><text:p text:style-name="P39"><text:span text:style-name="T54">j</text:span><text:span text:style-name="T57">2</text:span></text:p></draw:text-box></draw:frame><draw:line draw:style-name="gr52" draw:text-style-name="P37" svg:x1="11.098cm" svg:y1="1.467cm" svg:x2="11.998cm" svg:y2="4.767cm"><text:p/></draw:line><draw:line draw:style-name="gr53" draw:text-style-name="P37" svg:x1="9.498cm" svg:y1="3.967cm" svg:x2="13.698cm" svg:y2="2.367cm"><text:p/></draw:line><draw:frame draw:style-name="gr54" draw:text-style-name="P40" svg:width="0.101cm" svg:height="0.983cm" svg:x="11.898cm" svg:y="3.005cm"><draw:text-box><text:p text:style-name="P39"><text:span text:style-name="T54">A</text:span></text:p></draw:text-box></draw:frame><draw:frame draw:style-name="gr55" draw:text-style-name="P40" svg:width="0.701cm" svg:height="0.983cm" svg:x="11.197cm" svg:y="1.868cm"><draw:text-box><text:p text:style-name="P39"><text:span text:style-name="T54">h</text:span></text:p></draw:text-box></draw:frame><draw:line draw:style-name="gr56" draw:text-style-name="P37" svg:x1="11.498cm" svg:y1="2.767cm" svg:x2="11.898cm" svg:y2="2.667cm"><text:p/></draw:line><draw:line draw:style-name="gr57" draw:text-style-name="P37" svg:x1="11.998cm" svg:y1="2.967cm" svg:x2="11.898cm" svg:y2="2.667cm"><text:p/></draw:line><draw:line draw:style-name="gr58" draw:text-style-name="P37" svg:x1="18.998cm" svg:y1="3.068cm" svg:x2="6.598cm" svg:y2="3.168cm"><text:p/></draw:line><draw:circle draw:style-name="gr59" draw:text-style-name="P37" svg:width="2.701cm" svg:height="2.701cm" svg:x="10.298cm" svg:y="1.766cm" draw:kind="arc" draw:start-angle="0.55" draw:end-angle="20.48"><text:p/></draw:circle><draw:frame draw:style-name="gr60" draw:text-style-name="P41" svg:width="0.9cm" svg:height="0.983cm" svg:x="13.099cm" svg:y="2.368cm"><draw:text-box><text:p text:style-name="P39"><text:span text:style-name="T60">α</text:span></text:p></draw:text-box></draw:frame><draw:ellipse draw:style-name="gr61" draw:text-style-name="P37" svg:width="2.601cm" svg:height="3.601cm" svg:x="10.499cm" svg:y="1.369cm" draw:kind="arc" draw:start-angle="178.74" draw:end-angle="192.61"><text:p/></draw:ellipse><draw:frame draw:style-name="gr62" draw:text-style-name="P41" svg:width="0.902cm" svg:height="0.983cm" svg:x="9.598cm" svg:y="2.868cm"><draw:text-box><text:p text:style-name="P39"><text:span text:style-name="T60">α</text:span></text:p></draw:text-box></draw:frame><draw:ellipse draw:style-name="gr63" draw:text-style-name="P37" svg:width="2.4cm" svg:height="3.001cm" svg:x="10.499cm" svg:y="1.668cm" draw:kind="arc" draw:start-angle="113.78" draw:end-angle="176.74"><text:p/></draw:ellipse><draw:frame draw:style-name="gr64" draw:text-style-name="P41" svg:width="0.9cm" svg:height="0.983cm" svg:x="13.099cm" svg:y="2.368cm"><draw:text-box><text:p text:style-name="P39"><text:span text:style-name="T60">α</text:span></text:p></draw:text-box></draw:frame><draw:frame draw:style-name="gr65" draw:text-style-name="P41" svg:width="3.901cm" svg:height="3.807cm" svg:x="8.398cm" svg:y="1.862cm"><draw:text-box><text:p text:style-name="P39"><text:span text:style-name="T60">(π/2)-α</text:span></text:p></draw:text-box></draw:frame><draw:frame draw:style-name="gr66" draw:text-style-name="P40" svg:width="3.8cm" svg:height="1.301cm" svg:x="10.099cm" svg:y="0.467cm"><draw:text-box><text:p text:style-name="P39"><text:span text:style-name="T54">T</text:span><text:span text:style-name="T57">1</text:span></text:p></draw:text-box></draw:frame></draw:g></text:p>
      <text:p text:style-name="P35">xT<text:span text:style-name="T1">1 </text:span>= xA + h * cos ( <text:span text:style-name="T52">π</text:span> / 2 - <text:span text:style-name="T52">α</text:span>)</text:p>
      <text:p text:style-name="P35">yT<text:span text:style-name="T1">1</text:span> = yA + h * sin ( <text:span text:style-name="T52">π</text:span> / 2 - <text:span text:style-name="T52">α</text:span>)</text:p>
      <text:p text:style-name="P35"/>
      <text:p text:style-name="P35">xT<text:span text:style-name="T1">2</text:span> = xA – h * cos ( <text:span text:style-name="T52">π</text:span> / 2 - <text:span text:style-name="T52">α</text:span>)</text:p>
      <text:p text:style-name="P35">yT<text:span text:style-name="T1">2</text:span> = yA – h * sin ( <text:span text:style-name="T52">π</text:span> / 2 - <text:span text:style-name="T52">α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Noto Sans2" svg:font-family="'Noto Sans'" style:font-family-generic="swiss"/>
    <style:font-face style:name="Noto Sans" svg:font-family="'Noto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6:53:19.813275961</meta:creation-date>
    <meta:editing-duration>PT8M22S</meta:editing-duration>
    <meta:editing-cycles>5</meta:editing-cycles>
    <meta:generator>LibreOffice/5.0.3.2$Linux_X86_64 LibreOffice_project/00m0$Build-2</meta:generator>
    <meta:initial-creator>user </meta:initial-creator>
    <dc:date>2016-09-22T17:01:25.072711200</dc:date>
    <dc:creator>user </dc:creator>
    <meta:document-statistic meta:table-count="0" meta:image-count="0" meta:object-count="0" meta:page-count="2" meta:paragraph-count="27" meta:word-count="300" meta:character-count="1096" meta:non-whitespace-character-count="817"/>
  </office:meta>
</office:document-meta>
</file>